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" style:family="graphic" style:parent-style-name="standard">
      <style:graphic-properties svg:stroke-width="0.06cm" svg:stroke-color="#000000" draw:marker-start-width="0.29cm" draw:marker-end-width="0.29cm" draw:fill="solid" draw:fill-color="#c0c0c0" draw:textarea-horizontal-align="justify" draw:textarea-vertical-align="middle" draw:auto-grow-height="false" fo:padding-top="0.155cm" fo:padding-bottom="0.155cm" fo:padding-left="0.28cm" fo:padding-right="0.28cm"/>
    </style:style>
    <style:style style:name="gr3" style:family="graphic" style:parent-style-name="standard">
      <style:graphic-properties draw:stroke="none" svg:stroke-color="#000000" draw:fill="none" draw:fill-color="#ffffff" fo:min-height="1.326cm"/>
    </style:style>
    <style:style style:name="gr4" style:family="graphic" style:parent-style-name="standard">
      <style:graphic-properties draw:stroke="none" svg:stroke-color="#000000" draw:fill="none" draw:fill-color="#ffffff" fo:min-height="0.911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objectwithoutfill">
      <style:graphic-properties svg:stroke-width="0.1cm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/>
    </style:style>
    <style:style style:name="P3" style:family="paragraph">
      <style:text-properties fo:font-size="13pt" style:font-size-asian="13pt" style:font-size-complex="12pt"/>
    </style:style>
    <style:style style:name="P4" style:family="paragraph">
      <style:text-properties fo:font-size="12pt" style:font-size-asian="12pt"/>
    </style:style>
    <style:style style:name="T1" style:family="text">
      <style:text-properties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134cm" svg:height="4.159cm" svg:x="12.529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4cm" svg:height="4.159cm" svg:x="1.186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4cm" svg:height="4.159cm" svg:x="2.446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4cm" svg:height="4.159cm" svg:x="3.707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5cm" svg:height="4.159cm" svg:x="4.967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5cm" svg:height="4.159cm" svg:x="6.227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5cm" svg:height="4.159cm" svg:x="7.487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5cm" svg:height="4.159cm" svg:x="8.747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4cm" svg:height="4.159cm" svg:x="10.009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34cm" svg:height="4.159cm" svg:x="11.269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2cm" svg:y="1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13cm" svg:height="1.576cm" svg:x="1.186cm" svg:y="4.224cm">
          <draw:text-box>
            <text:p text:style-name="P2">ド</text:p>
          </draw:text-box>
        </draw:frame>
        <draw:frame draw:style-name="gr3" draw:text-style-name="P2" draw:layer="layout" svg:width="1.513cm" svg:height="1.576cm" svg:x="2.446cm" svg:y="4.224cm">
          <draw:text-box>
            <text:p text:style-name="P2">レ</text:p>
          </draw:text-box>
        </draw:frame>
        <draw:frame draw:style-name="gr3" draw:text-style-name="P2" draw:layer="layout" svg:width="1.512cm" svg:height="1.576cm" svg:x="3.707cm" svg:y="4.224cm">
          <draw:text-box>
            <text:p text:style-name="P2">ミ</text:p>
          </draw:text-box>
        </draw:frame>
        <draw:frame draw:style-name="gr3" draw:text-style-name="P3" draw:layer="layout" svg:width="1.512cm" svg:height="1.576cm" svg:x="4.841cm" svg:y="4.224cm">
          <draw:text-box>
            <text:p text:style-name="P3"><text:span text:style-name="T1">ファ</text:span></text:p>
          </draw:text-box>
        </draw:frame>
        <draw:frame draw:style-name="gr3" draw:text-style-name="P2" draw:layer="layout" svg:width="1.513cm" svg:height="1.576cm" svg:x="6.353cm" svg:y="4.224cm">
          <draw:text-box>
            <text:p text:style-name="P2">ソ</text:p>
          </draw:text-box>
        </draw:frame>
        <draw:frame draw:style-name="gr3" draw:text-style-name="P2" draw:layer="layout" svg:width="1.513cm" svg:height="1.576cm" svg:x="7.613cm" svg:y="4.224cm">
          <draw:text-box>
            <text:p text:style-name="P2">ラ</text:p>
          </draw:text-box>
        </draw:frame>
        <draw:frame draw:style-name="gr3" draw:text-style-name="P2" draw:layer="layout" svg:width="1.512cm" svg:height="1.576cm" svg:x="8.874cm" svg:y="4.224cm">
          <draw:text-box>
            <text:p text:style-name="P2">シ</text:p>
          </draw:text-box>
        </draw:frame>
        <draw:frame draw:style-name="gr3" draw:text-style-name="P2" draw:layer="layout" svg:width="1.511cm" svg:height="1.576cm" svg:x="10.009cm" svg:y="4.224cm">
          <draw:text-box>
            <text:p text:style-name="P2">ド</text:p>
          </draw:text-box>
        </draw:frame>
        <draw:custom-shape draw:style-name="gr2" draw:text-style-name="P1" draw:layer="layout" svg:width="0.8cm" svg:height="2.52cm" svg:x="2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3.3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5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5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7.1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10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10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12.1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52cm" svg:x="8.3cm" svg:y="1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13cm" svg:height="1.161cm" svg:x="1.816cm" svg:y="2.839cm">
          <draw:text-box>
            <text:p text:style-name="P4">ド#</text:p>
          </draw:text-box>
        </draw:frame>
        <draw:frame draw:style-name="gr5" draw:text-style-name="P4" draw:layer="layout" svg:width="1.212cm" svg:height="1.1cm" svg:x="3.188cm" svg:y="2.8cm">
          <draw:text-box>
            <text:p text:style-name="P4">レ#</text:p>
          </draw:text-box>
        </draw:frame>
        <draw:frame draw:style-name="gr4" draw:text-style-name="P4" draw:layer="layout" svg:width="1.513cm" svg:height="1.161cm" svg:x="5.616cm" svg:y="2.839cm">
          <draw:text-box>
            <text:p text:style-name="P4"><text:span text:style-name="T2">ファ</text:span>#</text:p>
          </draw:text-box>
        </draw:frame>
        <draw:frame draw:style-name="gr5" draw:text-style-name="P4" draw:layer="layout" svg:width="1.212cm" svg:height="1.1cm" svg:x="6.988cm" svg:y="2.8cm">
          <draw:text-box>
            <text:p text:style-name="P4">ソ#</text:p>
          </draw:text-box>
        </draw:frame>
        <draw:frame draw:style-name="gr4" draw:text-style-name="P4" draw:layer="layout" svg:width="1.513cm" svg:height="1.161cm" svg:x="8.116cm" svg:y="2.839cm">
          <draw:text-box>
            <text:p text:style-name="P4">ラ#</text:p>
          </draw:text-box>
        </draw:frame>
        <draw:line draw:style-name="gr6" draw:text-style-name="P1" draw:layer="layout" svg:x1="1.2cm" svg:y1="5.9cm" svg:x2="10cm" svg:y2="5.9cm">
          <text:p/>
        </draw:line>
        <draw:frame draw:style-name="gr7" draw:layer="layout" svg:width="4.2cm" svg:height="1.05cm" svg:x="3.6cm" svg:y="5.9cm">
          <draw:text-box>
            <text:p>１ オクターブ</text:p>
          </draw:text-box>
        </draw:frame>
        <draw:line draw:style-name="gr8" draw:text-style-name="P1" draw:layer="layout" svg:x1="1.2cm" svg:y1="5.1cm" svg:x2="1.2cm" svg:y2="6.4cm">
          <text:p/>
        </draw:line>
        <draw:line draw:style-name="gr8" draw:text-style-name="P1" draw:layer="layout" svg:x1="10cm" svg:y1="5.1cm" svg:x2="10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15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5-03-12T16:27:47.507802117</meta:creation-date>
    <dc:date>2015-03-12T17:36:50.141189822</dc:date>
    <dc:creator>Nasahara Kenlo</dc:creator>
    <meta:editing-duration>PT59M30S</meta:editing-duration>
    <meta:editing-cycles>5</meta:editing-cycles>
    <meta:generator>LibreOffice/4.2.7.2$Linux_X86_64 LibreOffice_project/420m0$Build-2</meta:generator>
    <meta:document-statistic meta:object-count="37"/>
  </office:meta>
</office:document-meta>
</file>